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var font-code" svg:font-family="'var font-code'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0ea47e" officeooo:paragraph-rsid="000efe06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0b758" officeooo:paragraph-rsid="0010b758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5c80e" officeooo:paragraph-rsid="0015c80e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857ef" officeooo:paragraph-rsid="001857ef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bb23d" officeooo:paragraph-rsid="001c6c2d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d841c" officeooo:paragraph-rsid="001d841c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4a5af" officeooo:paragraph-rsid="0024a5af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78486" officeooo:paragraph-rsid="00278486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8febb" officeooo:paragraph-rsid="0028febb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bcadf" officeooo:paragraph-rsid="002bcadf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fb972" officeooo:paragraph-rsid="002fb972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30d4e1" officeooo:paragraph-rsid="0030d4e1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327a2a" officeooo:paragraph-rsid="00327a2a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33713e" officeooo:paragraph-rsid="0033713e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3528ab" officeooo:paragraph-rsid="003528ab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3643e3" officeooo:paragraph-rsid="003643e3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37b0f2" officeooo:paragraph-rsid="0037b0f2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39df50" officeooo:paragraph-rsid="0039df50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3a1441" officeooo:paragraph-rsid="003a1441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1d841c" officeooo:paragraph-rsid="001d841c" fo:background-color="#dddddd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78486" officeooo:paragraph-rsid="00278486" fo:background-color="#dddddd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dab86" officeooo:paragraph-rsid="002dab86" fo:background-color="#dddddd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934e" style:font-weight-asian="bold" style:font-weight-complex="bold"/>
    </style:style>
    <style:style style:name="T3" style:family="text">
      <style:text-properties officeooo:rsid="000efe06"/>
    </style:style>
    <style:style style:name="T4" style:family="text">
      <style:text-properties officeooo:rsid="000efe06" fo:background-color="#dddddd" loext:char-shading-value="0"/>
    </style:style>
    <style:style style:name="T5" style:family="text">
      <style:text-properties officeooo:rsid="001409d5" fo:background-color="#dddddd" loext:char-shading-value="0"/>
    </style:style>
    <style:style style:name="T6" style:family="text">
      <style:text-properties officeooo:rsid="001857ef" fo:background-color="#dddddd" loext:char-shading-value="0"/>
    </style:style>
    <style:style style:name="T7" style:family="text">
      <style:text-properties fo:background-color="#dddddd" loext:char-shading-value="0"/>
    </style:style>
    <style:style style:name="T8" style:family="text">
      <style:text-properties officeooo:rsid="001c6c2d" fo:background-color="#dddddd" loext:char-shading-value="0"/>
    </style:style>
    <style:style style:name="T9" style:family="text">
      <style:text-properties officeooo:rsid="0024d5cb" fo:background-color="#dddddd" loext:char-shading-value="0"/>
    </style:style>
    <style:style style:name="T10" style:family="text">
      <style:text-properties officeooo:rsid="002a358c" fo:background-color="#dddddd" loext:char-shading-value="0"/>
    </style:style>
    <style:style style:name="T11" style:family="text">
      <style:text-properties officeooo:rsid="00327a2a" fo:background-color="#dddddd" loext:char-shading-value="0"/>
    </style:style>
    <style:style style:name="T12" style:family="text">
      <style:text-properties officeooo:rsid="0033b26f" fo:background-color="#dddddd" loext:char-shading-value="0"/>
    </style:style>
    <style:style style:name="T13" style:family="text">
      <style:text-properties officeooo:rsid="00370f23" fo:background-color="#dddddd" loext:char-shading-value="0"/>
    </style:style>
    <style:style style:name="T14" style:family="text">
      <style:text-properties officeooo:rsid="00397b69" fo:background-color="#dddddd" loext:char-shading-value="0"/>
    </style:style>
    <style:style style:name="T15" style:family="text">
      <style:text-properties officeooo:rsid="00397b69" fo:background-color="#dddddd" loext:char-shading-value="0"/>
    </style:style>
    <style:style style:name="T16" style:family="text">
      <style:text-properties officeooo:rsid="003a1441" fo:background-color="#dddddd" loext:char-shading-value="0"/>
    </style:style>
    <style:style style:name="T17" style:family="text">
      <style:text-properties officeooo:rsid="003a1441" fo:background-color="#dddddd" loext:char-shading-value="0"/>
    </style:style>
    <style:style style:name="T18" style:family="text">
      <style:text-properties officeooo:rsid="00126e17"/>
    </style:style>
    <style:style style:name="T19" style:family="text">
      <style:text-properties officeooo:rsid="001409d5"/>
    </style:style>
    <style:style style:name="T20" style:family="text">
      <style:text-properties officeooo:rsid="00175219"/>
    </style:style>
    <style:style style:name="T21" style:family="text">
      <style:text-properties officeooo:rsid="001a2e8b"/>
    </style:style>
    <style:style style:name="T22" style:family="text">
      <style:text-properties fo:font-variant="normal" fo:text-transform="none" style:font-name="var font-code" fo:font-size="12pt" fo:letter-spacing="normal" fo:font-style="normal" style:text-underline-style="none" fo:font-weight="normal" loext:padding="0cm" loext:border="none"/>
    </style:style>
    <style:style style:name="T23" style:family="text">
      <style:text-properties fo:font-weight="normal" officeooo:rsid="0030ca76" style:font-weight-asian="normal" style:font-weight-complex="normal"/>
    </style:style>
    <style:style style:name="T24" style:family="text">
      <style:text-properties fo:font-weight="normal" officeooo:rsid="0030ca76" fo:background-color="#dddddd" loext:char-shading-value="0" style:font-weight-asian="normal" style:font-weight-complex="normal"/>
    </style:style>
    <style:style style:name="T25" style:family="text">
      <style:text-properties officeooo:rsid="001c6c2d"/>
    </style:style>
    <style:style style:name="T26" style:family="text">
      <style:text-properties officeooo:rsid="001f90c5"/>
    </style:style>
    <style:style style:name="T27" style:family="text">
      <style:text-properties officeooo:rsid="002126e4"/>
    </style:style>
    <style:style style:name="T28" style:family="text">
      <style:text-properties officeooo:rsid="0021c7f4"/>
    </style:style>
    <style:style style:name="T29" style:family="text">
      <style:text-properties officeooo:rsid="00235a99"/>
    </style:style>
    <style:style style:name="T30" style:family="text">
      <style:text-properties officeooo:rsid="0024d5cb"/>
    </style:style>
    <style:style style:name="T31" style:family="text">
      <style:text-properties officeooo:rsid="002a358c"/>
    </style:style>
    <style:style style:name="T32" style:family="text">
      <style:text-properties officeooo:rsid="002dab86"/>
    </style:style>
    <style:style style:name="T33" style:family="text">
      <style:text-properties officeooo:rsid="00327a2a"/>
    </style:style>
    <style:style style:name="T34" style:family="text">
      <style:text-properties officeooo:rsid="0033b26f"/>
    </style:style>
    <style:style style:name="T35" style:family="text">
      <style:text-properties officeooo:rsid="0036accc"/>
    </style:style>
    <style:style style:name="T36" style:family="text">
      <style:text-properties officeooo:rsid="00397b69"/>
    </style:style>
    <style:style style:name="T37" style:family="text">
      <style:text-properties officeooo:rsid="003a14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etodos DOM</text:h>
      <text:p text:style-name="P3"><text:span text:style-name="T1">AddEventListener -</text:span> <text:span text:style-name="T3">Adiciona um evento em um elemento html, onde toda vez que esse evento for ativado, uma função será chamada: </text:span><text:span text:style-name="T4">elemento.addEventListener(‘evento’, função) </text:span></text:p>
      <text:p text:style-name="P3"/>
      <text:p text:style-name="P4"><text:span text:style-name="T1">after -</text:span> <text:span text:style-name="T20">Adiciona / insere</text:span><text:span text:style-name="T18"> </text:span><text:span text:style-name="T19">um </text:span><text:span text:style-name="T20">elemento</text:span><text:span text:style-name="T19"> depois de </text:span><text:span text:style-name="T20">outro</text:span><text:span text:style-name="T19">: </text:span><text:span text:style-name="T5">elemento.after(item1, item2) </text:span></text:p>
      <text:p text:style-name="P1"/>
      <text:p text:style-name="P5"><text:span text:style-name="T1">append -</text:span> <text:span text:style-name="T20">Adiciona / insere um elemento ou texto dentro de outro </text:span><text:span text:style-name="T21">(como filho)</text:span><text:span text:style-name="T20"> elemento: </text:span><text:span text:style-name="T6">elemento.append(elemento) </text:span></text:p>
      <text:p text:style-name="P1"/>
      <text:p text:style-name="P7"><text:span text:style-name="T1">appendChild -</text:span> Adiciona / insere um elemento dentro de outro (como filho): <text:span text:style-name="T7">elemento.appendChild(elemento) </text:span></text:p>
      <text:p text:style-name="P1"/>
      <text:p text:style-name="P8"><text:span text:style-name="T1">assignedSlot -</text:span> É uma propriedade somente leitura que retorna <text:span text:style-name="T25">um elemento slot </text:span><text:span text:style-name="T26">(HTMLSlotElement)</text:span><text:span text:style-name="T25"> se um slot=” “ estiver inserido no elemento ou null se não estiver: </text:span><text:span text:style-name="T8">elemento.assignedSlot </text:span></text:p>
      <text:p text:style-name="P8"><text:span text:style-name="Source_20_Text"><text:span text:style-name="T22"/></text:span></text:p>
      <text:p text:style-name="P9"><text:span text:style-name="T1">attach</text:span><text:span text:style-name="T2">I</text:span><text:span text:style-name="T1">nternals -</text:span> <text:span text:style-name="T26">Retorna um elemento interno (elementInternals) e permite que um elemento personalizado participe de formularios html, </text:span><text:span text:style-name="T27">fornecendo utilitarios para trabalhar com esse </text:span><text:span text:style-name="T28">tipo</text:span><text:span text:style-name="T27"> da mesma forma que é trabalhando com qualquer elemento de formulario HTML padrão:</text:span></text:p>
      <text:p text:style-name="P23"><text:span text:style-name="T29">elemento</text:span>.<text:span text:style-name="T28">attachInternals( <text:s/>) </text:span></text:p>
      <text:p text:style-name="P1"/>
      <text:p text:style-name="P10"><text:span text:style-name="T1">attributes -</text:span> <text:span text:style-name="T30">Retorna uma coleção com todos os atributos de um determinado elemento: </text:span><text:span text:style-name="T9">elemento.attributes </text:span></text:p>
      <text:p text:style-name="P1"/>
      <text:p text:style-name="P11"><text:span text:style-name="T1"/></text:p>
      <text:p text:style-name="P11"><text:span text:style-name="T1"/></text:p>
      <text:p text:style-name="P11"><text:soft-page-break/><text:span text:style-name="T1">autocapitalize -</text:span> Verifica se o elemento possui o atributo autocapitalize:</text:p>
      <text:p text:style-name="P24">element<text:span text:style-name="T31">o</text:span>.autocapitalize </text:p>
      <text:p text:style-name="P11"><text:s text:c="5"/><text:span text:style-name="T1">off / none →</text:span> Retorna none </text:p>
      <text:p text:style-name="P11"><text:s text:c="5"/><text:span text:style-name="T1">on / sentences →</text:span> Retorna sentences</text:p>
      <text:p text:style-name="P11"><text:s text:c="5"/><text:span text:style-name="T1">words →</text:span> Retorna Retorna words</text:p>
      <text:p text:style-name="P11"><text:s text:c="5"/><text:span text:style-name="T1">characters →</text:span> Retorna characters</text:p>
      <text:p text:style-name="P11"><text:s text:c="5"/><text:span text:style-name="T1">vazio →</text:span> Retorna nada</text:p>
      <text:p text:style-name="P1"/>
      <text:p text:style-name="P12"><text:span text:style-name="T1">autofocus -</text:span> <text:span text:style-name="T31">Verifica se o elemento possui o atributo autofocus e retorna true ou false: </text:span><text:span text:style-name="T10">elemento.autofocus </text:span></text:p>
      <text:p text:style-name="P1"/>
      <text:p text:style-name="P13"><text:span text:style-name="T1">before -</text:span> <text:span text:style-name="T32">Adiciona / insere um elemento ou texto antes de outro elemento:</text:span></text:p>
      <text:p text:style-name="P25">elemento.before(elemento) </text:p>
      <text:p text:style-name="P1"/>
      <text:p text:style-name="P14"><text:span text:style-name="T1">childElementCount - </text:span><text:span text:style-name="T23">Retorna o numero de elementos filho de um determinado elemento: </text:span><text:span text:style-name="T24">elemento.childElementCount </text:span></text:p>
      <text:p text:style-name="P1"/>
      <text:p text:style-name="P15"><text:span text:style-name="T1">childNodes -</text:span> <text:span text:style-name="T33">Retorna uma coleção com todos os filhos de um determinado elemento: </text:span><text:span text:style-name="T11">elemento.childNodes </text:span></text:p>
      <text:p text:style-name="P1"/>
      <text:p text:style-name="P16"><text:span text:style-name="T1">children -</text:span> Retorna uma coleção com todos os elementos filho de um determinado elemento: <text:span text:style-name="T7">elemento.children </text:span></text:p>
      <text:p text:style-name="P1"/>
      <text:p text:style-name="P17"><text:span text:style-name="T1">classList -</text:span> <text:span text:style-name="T34">Retorna uma coleção com as classes de um determinado elemento: </text:span><text:span text:style-name="T12">elemento.classList </text:span></text:p>
      <text:p text:style-name="P1"/>
      <text:p text:style-name="P18"><text:span text:style-name="T1">className -</text:span> Retorna e define o valor do atributo class de um determinado elemento: <text:span text:style-name="T7">elemento.className </text:span></text:p>
      <text:p text:style-name="P1"/>
      <text:p text:style-name="P19"><text:soft-page-break/><text:span text:style-name="T1">clientHeight –</text:span> Retorna <text:span text:style-name="T35">a altura</text:span> intern<text:span text:style-name="T35">a</text:span> d<text:span text:style-name="T35">e um</text:span> elemento <text:span text:style-name="T35">em pixels ou 0 se o elemento não tiver Css ou se for somente leitura. Inclui preenchimento mas exlui bordas, margens e barras de rolagem horizontal: </text:span><text:span text:style-name="T13">elemento.clientHeight </text:span></text:p>
      <text:p text:style-name="P1"/>
      <text:p text:style-name="P20"><text:span text:style-name="T1">clientLeft –</text:span> Retorna a largura da borda esquerda de um elemento em pixels. <text:span text:style-name="T36">Não inclui a margem ou preenchimento esquerdo: </text:span><text:span text:style-name="T15">elemento.clientLeft </text:span></text:p>
      <text:p text:style-name="P1"/>
      <text:p text:style-name="P21"><text:span text:style-name="T1">clientTop –</text:span> <text:span text:style-name="T37">Retorna a largura da borda superior de um elemento em pixels: </text:span><text:span text:style-name="T17">elemento.clientTop </text:span></text:p>
      <text:p text:style-name="P1"/>
      <text:p text:style-name="P22"><text:span text:style-name="T1">clientWidth -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var font-code" svg:font-family="'var font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08:56:57.111408240</meta:creation-date>
    <dc:date>2023-02-12T01:09:18.659243225</dc:date>
    <meta:editing-duration>PT8H28M36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3" meta:paragraph-count="28" meta:word-count="352" meta:character-count="2528" meta:non-whitespace-character-count="2155"/>
  </office:meta>
</office:document-meta>
</file>